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3mm"/>
    </style:style>
    <style:style style:name="co2" style:family="table-column">
      <style:table-column-properties fo:break-before="auto" style:column-width="11.54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4" office:value-type="string" calcext:value-type="string">
            <text:p>Qnty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 µF</text:p>
          </table:table-cell>
          <table:table-cell office:value-type="string" calcext:value-type="string">
            <text:p>SMD 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7µF</text:p>
          </table:table-cell>
          <table:table-cell office:value-type="string" calcext:value-type="string">
            <text:p>SMD 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D 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3x1 Pin-Header 2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4x1 Pin-Header 2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, 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3x1 Pin-Header 2,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, J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6x1 Pin-Header 2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7, 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2x1 Pin-Header 2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Ω</text:p>
          </table:table-cell>
          <table:table-cell office:value-type="string" calcext:value-type="string">
            <text:p>SMD 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SMD 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, R7, R8, R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Ω</text:p>
          </table:table-cell>
          <table:table-cell office:value-type="string" calcext:value-type="string">
            <text:p>SMD 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Ω</text:p>
          </table:table-cell>
          <table:table-cell office:value-type="string" calcext:value-type="string">
            <text:p>SMD 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, 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MD Push-Butt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CD-3.3</text:p>
          </table:table-cell>
          <table:table-cell office:value-type="string" calcext:value-type="string">
            <text:p>AMS1117-Break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221</text:p>
          </table:table-cell>
          <table:table-cell office:value-type="string" calcext:value-type="string">
            <text:p>IC Sockel 2x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SB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icro-USB_Breakout</text:p>
          </table:table-cell>
          <table:table-cell table:style-name="ce10" office:value-type="string" calcext:value-type="string">
            <text:p>Micro-USB-Breakout</text:p>
          </table:table-cell>
          <table:table-cell table:number-columns-repeated="1020"/>
        </table:table-row>
      </table:table>
      <table:named-expressions>
        <table:named-range table:name="HTML_1" table:base-cell-address="$Tabelle1.$A$1" table:cell-range-address="$Tabelle1.$A$1:.$D$17"/>
        <table:named-range table:name="HTML_all" table:base-cell-address="$Tabelle1.$A$1" table:cell-range-address="$Tabelle1.$A$1:.$D$17"/>
        <table:named-range table:name="HTML_tables" table:base-cell-address="$Tabelle1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3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KiCad BOM Example 5</dc:title>
    <dc:date>2020-05-14T15:06:24.238425658</dc:date>
    <dc:creator>Bernhard Bablok</dc:creator>
    <meta:editing-duration>PT17M31S</meta:editing-duration>
    <meta:editing-cycles>2</meta:editing-cycles>
    <meta:generator>LibreOffice/6.3.3.2.0$Linux_X86_64 LibreOffice_project/30$Build-2</meta:generator>
    <meta:printed-by>Bernhard Bablok</meta:printed-by>
    <meta:print-date>2020-05-14T15:06:17.781718003</meta:print-date>
    <meta:document-statistic meta:table-count="1" meta:cell-count="68" meta:object-count="0"/>
  </office:meta>
</office:document-meta>
</file>